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600000184BA82D6D8.png" manifest:media-type="image/png"/>
  <manifest:file-entry manifest:full-path="Pictures/10000001000002F6000001C243C48E3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solid" draw:fill-color="#ff6d6d" draw:textarea-horizontal-align="justify" draw:textarea-vertical-align="top" draw:auto-grow-height="false" fo:min-height="7.37cm" fo:min-width="24.58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a6" svg:stroke-opacity="0%" draw:fill="solid" draw:fill-color="#bf819e" draw:opacity="50%" draw:textarea-horizontal-align="justify" draw:textarea-vertical-align="middle" draw:auto-grow-height="false" fo:min-height="14.99cm" fo:min-width="17.915cm" style:writing-mode="lr-tb" loext:decorative="false"/>
      <style:paragraph-properties style:writing-mode="lr-tb"/>
    </style:style>
    <style:style style:name="gr3" style:family="graphic" style:parent-style-name="standard">
      <style:graphic-properties svg:stroke-opacity="0%" draw:fill-color="#ffb66c" draw:textarea-horizontal-align="justify" draw:textarea-vertical-align="top" draw:auto-grow-height="false" fo:min-height="5.465cm" fo:min-width="7.438cm" style:writing-mode="lr-tb" loext:decorative="false"/>
      <style:paragraph-properties style:writing-mode="lr-tb"/>
    </style:style>
    <style:style style:name="gr4" style:family="graphic" style:parent-style-name="standard">
      <style:graphic-properties svg:stroke-opacity="0%" draw:fill-color="#ffb66c" draw:textarea-horizontal-align="justify" draw:textarea-vertical-align="middle" draw:auto-grow-height="false" fo:min-height="1.972cm" fo:min-width="4.263cm" style:writing-mode="lr-tb" loext:decorative="false"/>
      <style:paragraph-properties style:writing-mode="lr-tb"/>
    </style:style>
    <style:style style:name="gr5" style:family="graphic" style:parent-style-name="standard">
      <style:graphic-properties svg:stroke-opacity="0%" draw:fill-color="#ffe994" draw:textarea-horizontal-align="justify" draw:textarea-vertical-align="middle" draw:auto-grow-height="false" fo:min-height="3.878cm" fo:min-width="6.168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draw:stroke="solid" svg:stroke-width="0.159cm" svg:stroke-color="#000000" draw:marker-start-width="0.438cm" draw:marker-end="Arrowheads_20_4" draw:marker-end-width="0.538cm" draw:fill="none" draw:textarea-vertical-align="middle" fo:padding-top="0.204cm" fo:padding-bottom="0.204cm" fo:padding-left="0.329cm" fo:padding-right="0.329cm" loext:decorative="false"/>
    </style:style>
    <style:style style:name="gr10" style:family="graphic" style:parent-style-name="objectwithoutfill">
      <style:graphic-properties draw:stroke="solid" svg:stroke-width="0.159cm" svg:stroke-color="#000000" draw:marker-start-width="0.438cm" draw:marker-end="Arrowheads_20_5" draw:marker-end-width="0.538cm" draw:fill="none" draw:textarea-vertical-align="middle" fo:padding-top="0.204cm" fo:padding-bottom="0.204cm" fo:padding-left="0.329cm" fo:padding-right="0.329cm" loext:decorative="false"/>
    </style:style>
    <style:style style:name="gr11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objectwithoutfill">
      <style:graphic-properties draw:stroke="solid" svg:stroke-width="0.159cm" svg:stroke-color="#000000" draw:marker-start-width="0.438cm" draw:marker-end="Arrowheads_20_7" draw:marker-end-width="0.538cm" draw:fill="none" draw:textarea-vertical-align="middle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opacity="0%" draw:fill-color="#afd095" draw:textarea-horizontal-align="justify" draw:textarea-vertical-align="middle" draw:auto-grow-height="false" fo:min-height="5.465cm" fo:min-width="3.628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15" style:family="graphic" style:parent-style-name="objectwithoutfill">
      <style:graphic-properties svg:stroke-width="0.081cm" svg:stroke-color="#000000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d6d"/>
      <style:paragraph-properties fo:text-align="center" style:writing-mode="lr-tb"/>
    </style:style>
    <style:style style:name="P3" style:family="paragraph">
      <loext:graphic-properties draw:fill="solid" draw:fill-color="#bf819e" draw:opacity="50%"/>
      <style:paragraph-properties fo:text-align="center" style:writing-mode="lr-tb"/>
    </style:style>
    <style:style style:name="P4" style:family="paragraph">
      <loext:graphic-properties draw:fill-color="#ffb66c"/>
      <style:paragraph-properties fo:text-align="center" style:writing-mode="lr-tb"/>
    </style:style>
    <style:style style:name="P5" style:family="paragraph">
      <loext:graphic-properties draw:fill-color="#ffe994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fd095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082cm" svg:height="7.62cm" svg:x="2.27cm" svg:y="11.16cm">
          <text:p text:style-name="P1">Magisim Co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.082cm" svg:height="7.62cm" svg:x="2.27cm" svg:y="2.27cm">
          <text:p text:style-name="P1">Magisim Gradio U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415cm" svg:height="15.24cm" svg:x="2.905cm" svg:y="3.222cm">
          <text:p text:style-name="P1">Extension Feature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38cm" svg:height="5.715cm" svg:x="3.222cm" svg:y="3.54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38cm" svg:height="5.715cm" draw:transform="skewX (0.00593411945678072) rotate (0.00593411945678072) translate (12.747cm 3.54cm)">
          <text:p text:style-name="P1">Extension Workspa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763cm" svg:height="2.222cm" svg:x="21.637cm" svg:y="3.54cm">
          <text:p text:style-name="P1">Input mode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763cm" svg:height="2.222cm" svg:x="21.637cm" svg:y="7.032cm">
          <text:p text:style-name="P1">Object</text:p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668cm" svg:height="4.128cm" svg:x="3.857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668cm" svg:height="4.128cm" svg:x="13.357cm" svg:y="4.49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1.637cm" svg:y1="4.61cm" svg:x2="20.685cm" svg:y2="4.61cm">
          <text:p/>
        </draw:line>
        <draw:line draw:style-name="gr7" draw:text-style-name="P6" draw:layer="layout" svg:x1="21.637cm" svg:y1="8.302cm" svg:x2="20.685cm" svg:y2="8.302cm">
          <text:p/>
        </draw:line>
        <draw:line draw:style-name="gr8" draw:text-style-name="P6" draw:layer="layout" svg:x1="12.747cm" svg:y1="6.397cm" svg:x2="11.16cm" svg:y2="6.397cm">
          <text:p/>
        </draw:line>
        <draw:custom-shape draw:style-name="gr3" draw:text-style-name="P4" draw:layer="layout" svg:width="7.938cm" svg:height="5.715cm" draw:transform="skewX (0.00593411945678072) rotate (0.00593411945678072) translate (12.747cm 12.477cm)">
          <text:p text:style-name="P1">Simulato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668cm" svg:height="4.128cm" svg:x="13.357cm" svg:y="13.429cm">
          <text:p text:style-name="P1">MSEMS Extens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38cm" svg:height="5.715cm" svg:x="3.222cm" svg:y="12.43cm">
          <text:p text:style-name="P1">Render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668cm" svg:height="4.128cm" svg:x="3.857cm" svg:y="13.382cm">
          <text:p text:style-name="P1">Plotly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51cm" svg:y1="9.255cm" svg:x2="17.51cm" svg:y2="12.43cm">
          <text:p/>
        </draw:line>
        <draw:line draw:style-name="gr10" draw:text-style-name="P6" draw:layer="layout" svg:x1="18.797cm" svg:y1="12.43cm" svg:x2="18.797cm" svg:y2="9.255cm">
          <text:p/>
        </draw:line>
        <draw:line draw:style-name="gr11" draw:text-style-name="P6" draw:layer="layout" svg:x1="12.747cm" svg:y1="15.287cm" svg:x2="11.16cm" svg:y2="15.287cm">
          <text:p/>
        </draw:line>
        <draw:line draw:style-name="gr12" draw:text-style-name="P6" draw:layer="layout" svg:x1="7.032cm" svg:y1="12.43cm" svg:x2="7.032cm" svg:y2="9.255cm">
          <text:p/>
        </draw:line>
        <draw:custom-shape draw:style-name="gr13" draw:text-style-name="P7" draw:layer="layout" svg:width="4.128cm" svg:height="5.715cm" svg:x="22.272cm" svg:y="12.43cm">
          <text:p text:style-name="P1">CPU / GPU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20.685cm" svg:y1="14.652cm" svg:x2="22.272cm" svg:y2="14.652cm">
          <text:p/>
        </draw:line>
        <draw:line draw:style-name="gr15" draw:text-style-name="P6" draw:layer="layout" svg:x1="22.272cm" svg:y1="15.887cm" svg:x2="20.685cm" svg:y2="15.887cm">
          <text:p/>
        </draw:line>
        <draw:frame draw:style-name="gr16" draw:text-style-name="P1" draw:layer="layout" svg:width="6.25cm" svg:height="3.711cm" svg:x="4.057cm" svg:y="4.692cm">
          <draw:image xlink:href="Pictures/10000001000002F6000001C243C48E36.png" xlink:type="simple" xlink:show="embed" xlink:actuate="onLoad" draw:mime-type="image/png">
            <text:p/>
          </draw:image>
        </draw:frame>
        <draw:frame draw:style-name="gr16" draw:text-style-name="P1" draw:layer="layout" svg:width="6.22cm" svg:height="3.184cm" svg:x="13.6cm" svg:y="4.91cm">
          <draw:image xlink:href="Pictures/10000000000002F600000184BA82D6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G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1:12:35.169587532</meta:creation-date>
    <dc:date>2024-04-12T10:56:11.616312858</dc:date>
    <meta:editing-duration>PT2H50S</meta:editing-duration>
    <meta:editing-cycles>5</meta:editing-cycles>
    <meta:generator>LibreOffice/24.2.2.2$Linux_X86_64 LibreOffice_project/420$Build-2</meta:generator>
    <meta:document-statistic meta:object-count="25"/>
  </office:meta>
</office:document-meta>
</file>